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HeaderAccessor.setNack( @ Nullable String n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setContentType( Mime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wrap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StompHeader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StompHeaderAccessor( StompCommand command , @ Nullable Map &lt; String , List &lt; String &gt; &gt; externalSource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HeaderAccessor.ge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setHeartbeat( long cx , long 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ContentLength( Map &lt; String , List &lt; String &gt; &gt; native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is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setVersion( @ Nullable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updateStompCommandAsClientMess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ompHeaderAccessor.setPasscode( @ Nullable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setDestination( @ Nullable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get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setContentLength( int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Receip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create( Stomp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create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Passcode.StompPasscode(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ShortLogMessage( Object payloa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ompHeaderAccessor.setHost( @ Nullable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StompHead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Rece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setLogin( @ Nullable String 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N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protectPass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HeaderAccessor.setMessage( @ Nullable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updateSimpMessageHeadersFromStompHeader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ompHeaderAccessor.setSubscriptionId( @ Nullable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getAccep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createFor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Command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appendPayload( Object payloa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ompHeaderAccessor.setAck( @ Nullable String 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setAcceptVersion( String accept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trySetStompHeaderForSubscriptionI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ompHeaderAccessor.updateStompCommandAsServerMessag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ompHeaderAccessor.g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setMessageId( @ Nullable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Nativ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DetailedLogMessage( @ Nullable Object payloa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ompHeaderAccessor.updateStompHeadersFromSimpMessage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HeaderAccessor.setReceiptId( @ Nullable String receip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Pas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create( StompCommand command , Map &lt; String , List &lt; String &gt;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Passcode( Map &lt; String , Object &gt;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Accessor.appen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Accessor.getHeartbe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mpHeaderAccessor.setReceipt( @ Nullable String receip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Passc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